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heads_20_42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solid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heads_20_41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color="#000000" draw:marker-start="" draw:marker-end="Arrow_20_short" draw:marker-end-width="0.203cm" draw:fill="none" draw:textarea-vertical-align="middle" loext:decorative="false"/>
    </style:style>
    <style:style style:name="gr72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10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48cm" loext:decorative="false"/>
    </style:style>
    <style:style style:name="gr11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202cm" loext:decorative="false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824cm" svg:height="0.854cm" svg:x="17.164cm" svg:y="7.115cm">
          <text:list text:style-name="L3">
            <text:list-header>
              <text:p text:style-name="P4"><text:span text:style-name="T1">3 Offer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055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3" draw:id="id13" draw:layer="layout" svg:width="5.055cm" svg:height="2.54cm" svg:x="32.623cm" svg:y="17.84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622cm" svg:height="0.854cm" svg:x="3.353cm" svg:y="12.895cm">
          <text:list text:style-name="L3">
            <text:list-item>
              <text:p text:style-name="P9"><text:span text:style-name="T3">2 Offer</text:span><text:span text:style-name="T1">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0.9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7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678cm" svg:height="2.04cm" svg:x="16.241cm" svg:y="17.037cm">
          <text:list text:style-name="L3">
            <text:list-header>
              <text:p text:style-name="P4"><text:span text:style-name="T1">6 Placeholder message</text:span></text:p>
            </text:list-header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595cm" svg:height="2.04cm" svg:x="5.482cm" svg:y="17.048cm">
          <text:list text:style-name="L3">
            <text:list-header>
              <text:p text:style-name="P4"><text:span text:style-name="T1">1 Store mail resources,</text:span></text:p>
            </text:list-header>
            <text:list-item>
              <text:p text:style-name="P4"><text:span text:style-name="T1">placeholder message,</text:span></text:p>
            </text:list-item>
            <text:list-item>
              <text:p text:style-name="P4"><text:span text:style-name="T1">return offer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1cm" svg:height="2.04cm" svg:x="27.281cm" svg:y="17.1cm">
          <text:list text:style-name="L3">
            <text:list-header>
              <text:p text:style-name="P4"><text:span text:style-name="T1">7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484cm" svg:x="21.9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851cm" svg:height="0.854cm" svg:x="29.838cm" svg:y="16.194cm">
          <text:list text:style-name="L3">
            <text:list-header>
              <text:p text:style-name="P4"><text:span text:style-name="T1">4 Offer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2" draw:id="id12" draw:layer="layout" svg:width="1.702cm" svg:height="0.61cm" svg:x="23.7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7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467cm" svg:y1="17.841cm" svg:x2="1.518cm" svg:y2="8.345cm" draw:start-shape="id1" draw:start-glue-point="16" draw:end-shape="id2" draw:end-glue-point="2" svg:d="M1467 17841l51-9496" svg:viewBox="0 0 52 9497">
          <text:p/>
        </draw:connector>
        <draw:custom-shape draw:style-name="gr27" draw:text-style-name="P27" xml:id="id9" draw:id="id9" draw:layer="layout" svg:width="1.702cm" svg:height="0.61cm" svg:x="25.2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498cm" svg:y1="19.111cm" svg:x2="12.703cm" svg:y2="19.096cm" draw:start-shape="id1" draw:start-glue-point="1" draw:end-shape="id3" svg:d="M5498 19111l7205-15" svg:viewBox="0 0 7206 16">
          <text:p/>
        </draw:connector>
        <draw:custom-shape draw:style-name="gr34" draw:text-style-name="P14" draw:layer="layout" svg:width="4.953cm" svg:height="1.48cm" svg:x="11.0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2.0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6" draw:layer="layout" svg:x1="36.562cm" svg:y1="8.331cm" svg:x2="26.949cm" svg:y2="17.05cm" draw:start-shape="id8" draw:start-glue-point="2" draw:end-shape="id9" draw:end-glue-point="1" svg:d="M36562 8331v8719h-9613" svg:viewBox="0 0 9614 8720">
          <text:p/>
        </draw:connector>
        <draw:custom-shape draw:style-name="gr45" draw:text-style-name="P21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1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9.14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2" draw:layer="layout" svg:width="9.553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6.405cm" svg:height="1.346cm" svg:x="14.26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2.147cm" svg:y1="17.05cm" svg:x2="15.949cm" svg:y2="17.05cm" draw:start-shape="id10" draw:start-glue-point="3" draw:end-shape="id11" draw:end-glue-point="1" svg:d="M22147 17050h-6198" svg:viewBox="0 0 6199 1">
          <text:p/>
        </draw:connector>
        <draw:connector draw:style-name="gr60" draw:text-style-name="P26" draw:layer="layout" draw:type="line" svg:x1="14.405cm" svg:y1="19.096cm" svg:x2="23.719cm" svg:y2="19.096cm" draw:start-shape="id3" draw:end-shape="id12" draw:end-glue-point="3" svg:d="M14405 19096h9314" svg:viewBox="0 0 9315 1">
          <text:p/>
        </draw:connector>
        <draw:connector draw:style-name="gr61" draw:text-style-name="P26" draw:layer="layout" draw:type="line" svg:x1="32.623cm" svg:y1="19.11cm" svg:x2="25.421cm" svg:y2="19.096cm" draw:start-shape="id13" draw:start-glue-point="3" draw:end-shape="id12" svg:d="M32623 19110l-7202-14" svg:viewBox="0 0 7203 15">
          <text:p/>
        </draw:connector>
        <draw:connector draw:style-name="gr62" draw:text-style-name="P26" draw:layer="layout" svg:x1="25.247cm" svg:y1="17.05cm" svg:x2="24.57cm" svg:y2="18.791cm" draw:start-shape="id9" draw:start-glue-point="3" draw:end-shape="id12" draw:end-glue-point="0" svg:d="M25247 17050h-677v1741" svg:viewBox="0 0 678 1742">
          <text:p/>
        </draw:connector>
        <draw:custom-shape draw:style-name="gr63" draw:text-style-name="P32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2" draw:layer="layout" svg:width="9.553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draw:layer="layout" svg:width="4.953cm" svg:height="2.005cm" svg:x="22.0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5.1cm" svg:height="2.04cm" svg:x="16.566cm" svg:y="15.009cm">
          <text:list text:style-name="L3">
            <text:list-header>
              <text:p text:style-name="P4"><text:span text:style-name="T1">5 Answer to offer</text:span></text:p>
            </text:list-header>
            <text:list-item>
              <text:p text:style-name="P4"><text:span text:style-name="T1">(Accepted, Rejected,</text:span></text:p>
            </text:list-item>
            <text:list-item>
              <text:p text:style-name="P4"><text:span text:style-name="T1"><text:s/></text:span><text:span text:style-name="T1">Forwarde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7" xml:id="id10" draw:id="id10" draw:layer="layout" svg:width="1.702cm" svg:height="0.61cm" svg:x="22.147cm" svg:y="16.745cm">
          <text:list text:style-name="L3">
            <text:list-item>
              <text:p text:style-name="P2"><text:span text:style-name="T1">rOH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xml:id="id11" draw:id="id11" draw:layer="layout" svg:width="1.702cm" svg:height="0.61cm" svg:x="14.247cm" svg:y="16.745cm">
          <text:list text:style-name="L3">
            <text:list-item>
              <text:p text:style-name="P2"><text:span text:style-name="T1">aOH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26" draw:layer="layout" draw:type="line" svg:x1="25.247cm" svg:y1="17.05cm" svg:x2="23.849cm" svg:y2="17.05cm" draw:start-shape="id9" draw:start-glue-point="3" draw:end-shape="id10" draw:end-glue-point="1" svg:d="M25247 17050h-1398" svg:viewBox="0 0 1399 1">
          <text:p/>
        </draw:connector>
        <draw:custom-shape draw:style-name="gr70" draw:text-style-name="P32" draw:layer="layout" svg:width="8.255cm" svg:height="0.854cm" svg:x="14.967cm" svg:y="24.732cm">
          <text:list text:style-name="L3">
            <text:list-item>
              <text:p text:style-name="P17"><text:span text:style-name="T1">Offer Handling </text:span><text:span text:style-name="T1">Agent</text:span><text:span text:style-name="T1"><text:tab/></text:span><text:span text:style-name="T1"><text:tab/></text:span><text:span text:style-name="T1">(OH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1" draw:text-style-name="P26" draw:layer="layout" svg:x1="14.247cm" svg:y1="17.05cm" svg:x2="13.554cm" svg:y2="18.791cm" draw:start-shape="id11" draw:start-glue-point="3" draw:end-shape="id3" draw:end-glue-point="0" svg:d="M14247 17050h-693v1741" svg:viewBox="0 0 694 1742">
          <text:p/>
        </draw:connector>
        <draw:custom-shape draw:style-name="gr72" draw:text-style-name="P36" draw:layer="layout" svg:width="4.953cm" svg:height="2.005cm" svg:x="11.07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5" draw:layer="layout" svg:width="7.495cm" svg:height="0.854cm" svg:x="15.329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7" xml:id="id14" draw:id="id14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" xml:id="id24" draw:id="id24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0" draw:layer="layout" svg:width="8.293cm" svg:height="0.854cm" svg:x="1.517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xml:id="id16" draw:id="id16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" draw:layer="layout" svg:width="4.988cm" svg:height="2.04cm" svg:x="16.575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57cm" svg:height="2.04cm" svg:x="5.716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5" draw:layer="layout" svg:width="5.21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layout" svg:width="7.523cm" svg:height="0.854cm" svg:x="28.003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14" xml:id="id23" draw:id="id23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23" draw:layer="layout" svg:width="7.687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32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2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5" xml:id="id15" draw:id="id15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5" xml:id="id18" draw:id="id18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4" draw:start-glue-point="16" draw:end-shape="id15" draw:end-glue-point="2" svg:d="M1509 17841l9-9496" svg:viewBox="0 0 10 9497">
          <text:p/>
        </draw:connector>
        <draw:custom-shape draw:style-name="gr95" draw:text-style-name="P27" xml:id="id22" draw:id="id22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2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6" draw:layer="layout" draw:type="line" svg:x1="5.701cm" svg:y1="19.111cm" svg:x2="12.903cm" svg:y2="19.096cm" draw:start-shape="id14" draw:start-glue-point="1" draw:end-shape="id16" svg:d="M5701 19111l7202-15" svg:viewBox="0 0 7203 16">
          <text:p/>
        </draw:connector>
        <draw:custom-shape draw:style-name="gr100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9" xml:id="id17" draw:id="id17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15" draw:start-glue-point="1" draw:end-shape="id17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17" draw:start-glue-point="1" draw:end-shape="id18" draw:end-glue-point="3" svg:d="M3387 8038l335-12" svg:viewBox="0 0 336 13">
          <text:p/>
        </draw:connector>
        <draw:custom-shape draw:style-name="gr103" draw:text-style-name="P25" xml:id="id19" draw:id="id19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xml:id="id21" draw:id="id21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0" draw:id="id20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19" draw:start-glue-point="1" draw:end-shape="id20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20" draw:start-glue-point="1" draw:end-shape="id21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18" draw:start-glue-point="1" draw:end-shape="id19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21" draw:start-glue-point="2" draw:end-shape="id22" draw:end-glue-point="1" svg:d="M36562 8331v8719h-9813" svg:viewBox="0 0 9814 8720">
          <text:p/>
        </draw:connector>
        <draw:custom-shape draw:style-name="gr106" draw:text-style-name="P10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2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32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2" draw:layer="layout" svg:width="9.14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32" draw:layer="layout" svg:width="9.553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5" draw:layer="layout" svg:width="6.405cm" svg:height="1.346cm" svg:x="14.26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23" draw:start-glue-point="4" draw:end-shape="id16" draw:end-glue-point="9" svg:d="M23519 18931l-8914 13" svg:viewBox="0 0 8915 14">
          <text:p/>
        </draw:connector>
        <draw:connector draw:style-name="gr120" draw:text-style-name="P26" draw:layer="layout" draw:type="line" svg:x1="14.605cm" svg:y1="19.287cm" svg:x2="23.519cm" svg:y2="19.253cm" draw:start-shape="id16" draw:start-glue-point="11" draw:end-shape="id23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24" draw:start-glue-point="3" draw:end-shape="id23" svg:d="M32414 19120l-7193-24" svg:viewBox="0 0 7194 25">
          <text:p/>
        </draw:connector>
        <draw:connector draw:style-name="gr121" draw:text-style-name="P26" draw:layer="layout" svg:x1="25.047cm" svg:y1="17.05cm" svg:x2="24.37cm" svg:y2="18.791cm" draw:start-shape="id22" draw:start-glue-point="3" draw:end-shape="id23" draw:end-glue-point="0" svg:d="M25047 17050h-677v1741" svg:viewBox="0 0 678 1742">
          <text:p/>
        </draw:connector>
        <draw:custom-shape draw:style-name="gr122" draw:text-style-name="P32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2" draw:layer="layout" svg:width="9.553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" draw:layer="layout" svg:width="4.493cm" svg:height="2.04cm" svg:x="16.622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40" draw:display-name="Arrowheads 40" svg:viewBox="0 7 20 13" svg:d="M0 20l10-13 10 13z"/>
    <draw:marker draw:name="Arrowheads_20_41" draw:display-name="Arrowheads 41" svg:viewBox="0 7 20 13" svg:d="M0 20l10-13 10 13z"/>
    <draw:marker draw:name="Arrowheads_20_42" draw:display-name="Arrowheads 42" svg:viewBox="0 7 20 13" svg:d="M0 20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04T10:52:36.127500800</dc:date>
    <dc:creator>Igor Zboran</dc:creator>
    <meta:editing-duration>P2DT16H20M57S</meta:editing-duration>
    <meta:editing-cycles>573</meta:editing-cycles>
    <meta:generator>LibreOffice/24.8.3.2$Linux_X86_64 LibreOffice_project/e14c9fdd1f585efcbb2c5363087a99d20928d522</meta:generator>
    <meta:document-statistic meta:object-count="142"/>
  </office:meta>
</office:document-meta>
</file>